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" style:family="table">
      <style:table-properties style:width="17.013cm" fo:margin-left="0cm" table:align="left"/>
    </style:style>
    <style:style style:name="Tabel1.A" style:family="table-column">
      <style:table-column-properties style:column-width="2.427cm"/>
    </style:style>
    <style:style style:name="Tabel1.B" style:family="table-column">
      <style:table-column-properties style:column-width="2.429cm"/>
    </style:style>
    <style:style style:name="Tabel1.E" style:family="table-column">
      <style:table-column-properties style:column-width="2.484cm"/>
    </style:style>
    <style:style style:name="Tabel1.F" style:family="table-column">
      <style:table-column-properties style:column-width="2.374cm"/>
    </style:style>
    <style:style style:name="Tabel1.G" style:family="table-column">
      <style:table-column-properties style:column-width="2.441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G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fo:font-size="10pt" fo:font-weight="normal" officeooo:rsid="000ec992" officeooo:paragraph-rsid="000ec992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ourier 10 Pitch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ourier 10 Pitch" fo:font-size="10pt" fo:font-weight="normal" officeooo:paragraph-rsid="00118a3d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10 Pitch" fo:font-size="10pt" fo:font-weight="normal" officeooo:paragraph-rsid="00127760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10 Pitch" fo:font-size="10pt" fo:font-weight="normal" officeooo:paragraph-rsid="001a0867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urier 10 Pitch" fo:font-size="10pt" fo:font-weight="normal" officeooo:rsid="0011620d" officeooo:paragraph-rsid="00127760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Courier 10 Pitch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Courier 10 Pitch" fo:font-size="10pt" fo:font-weight="normal" officeooo:rsid="000ede79" officeooo:paragraph-rsid="000ede79" fo:background-color="transparent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Courier 10 Pitch" fo:font-size="10pt" fo:font-weight="normal" officeooo:rsid="0011620d" officeooo:paragraph-rsid="0011620d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Courier 10 Pitch" fo:font-size="10pt" fo:font-weight="normal" officeooo:rsid="0011620d" officeooo:paragraph-rsid="00127760" fo:background-color="transparent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Courier 10 Pitch" fo:font-size="10pt" fo:font-weight="normal" officeooo:rsid="0011620d" officeooo:paragraph-rsid="00142fbd" fo:background-color="transparent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Courier 10 Pitch" fo:font-size="10pt" fo:font-weight="normal" officeooo:rsid="000fa032" officeooo:paragraph-rsid="000fa032" fo:background-color="transparent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10 Pitch" fo:font-size="10pt" fo:font-weight="normal" officeooo:rsid="00142fbd" officeooo:paragraph-rsid="00142fbd" fo:background-color="transparent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Courier 10 Pitch" fo:font-size="10pt" fo:font-weight="normal" officeooo:rsid="00181e13" officeooo:paragraph-rsid="00181e1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1620d"/>
    </style:style>
    <style:style style:name="T2" style:family="text">
      <style:text-properties officeooo:rsid="00118a3d"/>
    </style:style>
    <style:style style:name="T3" style:family="text">
      <style:text-properties officeooo:rsid="00142fbd"/>
    </style:style>
    <style:style style:name="T4" style:family="text">
      <style:text-properties officeooo:rsid="0014fb05"/>
    </style:style>
    <style:style style:name="T5" style:family="text">
      <style:text-properties officeooo:rsid="001639ed"/>
    </style:style>
    <style:style style:name="T6" style:family="text">
      <style:text-properties officeooo:rsid="0017ae15"/>
    </style:style>
    <style:style style:name="T7" style:family="text">
      <style:text-properties officeooo:rsid="001a08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 table:number-columns-repeated="3"/>
        <table:table-column table:style-name="Tabel1.E"/>
        <table:table-column table:style-name="Tabel1.F"/>
        <table:table-column table:style-name="Tabel1.G"/>
        <table:table-row>
          <table:table-cell table:style-name="Tabel1.A1" office:value-type="string">
            <text:p text:style-name="P8"/>
          </table:table-cell>
          <table:table-cell table:style-name="Tabel1.A1" office:value-type="string">
            <text:p text:style-name="P2">Voorstellingen</text:p>
          </table:table-cell>
          <table:table-cell table:style-name="Tabel1.A1" office:value-type="string">
            <text:p text:style-name="P3">Reserveren</text:p>
          </table:table-cell>
          <table:table-cell table:style-name="Tabel1.A1" office:value-type="string">
            <text:p text:style-name="P3">Reservatiemandje</text:p>
          </table:table-cell>
          <table:table-cell table:style-name="Tabel1.A1" office:value-type="string">
            <text:p text:style-name="P3">Bevestiging<text:span text:style-name="T5">R</text:span>eservaties<text:span text:style-name="T5">Link</text:span></text:p>
          </table:table-cell>
          <table:table-cell table:style-name="Tabel1.A1" office:value-type="string">
            <text:p text:style-name="P3">Nieuwe klant</text:p>
          </table:table-cell>
          <table:table-cell table:style-name="Tabel1.G1" office:value-type="string">
            <text:p text:style-name="P3">Overzicht</text:p>
          </table:table-cell>
        </table:table-row>
        <table:table-row>
          <table:table-cell table:style-name="Tabel1.A2" office:value-type="string">
            <text:p text:style-name="P2">Voorstellingen</text:p>
          </table:table-cell>
          <table:table-cell table:style-name="Tabel1.A2" office:value-type="string">
            <text:p text:style-name="P9"><text:span text:style-name="T4">GenreLink</text:span></text:p>
          </table:table-cell>
          <table:table-cell table:style-name="Tabel1.A2" office:value-type="string">
            <text:p text:style-name="P13">Reserveren <text:span text:style-name="T4">Link</text:span></text:p>
          </table:table-cell>
          <table:table-cell table:style-name="Tabel1.A2" office:value-type="string">
            <text:p text:style-name="P3">Reservatiemandje<text:span text:style-name="T4">Link </text:span></text:p>
          </table:table-cell>
          <table:table-cell table:style-name="Tabel1.A2" office:value-type="string">
            <text:p text:style-name="P7">Bevestigen reservaties<text:span text:style-name="T5">Link</text:span></text:p>
          </table:table-cell>
          <table:table-cell table:style-name="Tabel1.A2" office:value-type="string">
            <text:p text:style-name="P8"/>
          </table:table-cell>
          <table:table-cell table:style-name="Tabel1.G2" office:value-type="string">
            <text:p text:style-name="P8"/>
          </table:table-cell>
        </table:table-row>
        <table:table-row>
          <table:table-cell table:style-name="Tabel1.A2" office:value-type="string">
            <text:p text:style-name="P3">Reserveren</text:p>
          </table:table-cell>
          <table:table-cell table:style-name="Tabel1.A2" office:value-type="string">
            <text:p text:style-name="P10">Voorstellingen<text:span text:style-name="T3">L</text:span>ink</text:p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11">Reserveren<text:span text:style-name="T4">B</text:span>utton<text:line-break/><text:line-break/>Reservatiemandje<text:span text:style-name="T4">Link</text:span></text:p>
          </table:table-cell>
          <table:table-cell table:style-name="Tabel1.A2" office:value-type="string">
            <text:p text:style-name="P7">Bevestigen reservaties<text:span text:style-name="T5">Link</text:span></text:p>
          </table:table-cell>
          <table:table-cell table:style-name="Tabel1.A2" office:value-type="string">
            <text:p text:style-name="P8"/>
          </table:table-cell>
          <table:table-cell table:style-name="Tabel1.G2" office:value-type="string">
            <text:p text:style-name="P8"/>
          </table:table-cell>
        </table:table-row>
        <table:table-row>
          <table:table-cell table:style-name="Tabel1.A2" office:value-type="string">
            <text:p text:style-name="P3">Reservatiemandje</text:p>
          </table:table-cell>
          <table:table-cell table:style-name="Tabel1.A2" office:value-type="string">
            <text:p text:style-name="P12">Voorstellingen<text:span text:style-name="T3">L</text:span>ink</text:p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5">Verwijderen<text:span text:style-name="T4">B</text:span>utton</text:p>
            <text:p text:style-name="P5"/>
          </table:table-cell>
          <table:table-cell table:style-name="Tabel1.A2" office:value-type="string">
            <text:p text:style-name="P10">Bevestigen reservaties<text:span text:style-name="T5">L</text:span>ink</text:p>
          </table:table-cell>
          <table:table-cell table:style-name="Tabel1.A2" office:value-type="string">
            <text:p text:style-name="P8"/>
          </table:table-cell>
          <table:table-cell table:style-name="Tabel1.G2" office:value-type="string">
            <text:p text:style-name="P8"/>
          </table:table-cell>
        </table:table-row>
        <table:table-row>
          <table:table-cell table:style-name="Tabel1.A2" office:value-type="string">
            <text:p text:style-name="P3">Bevestiging reservaties</text:p>
          </table:table-cell>
          <table:table-cell table:style-name="Tabel1.A2" office:value-type="string">
            <text:p text:style-name="P12">Voorstellingen<text:span text:style-name="T3">L</text:span>ink</text:p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5">Reservatiemandje<text:span text:style-name="T4">Link</text:span></text:p>
          </table:table-cell>
          <table:table-cell table:style-name="Tabel1.A2" office:value-type="string">
            <text:p text:style-name="P5"><text:span text:style-name="T6">ZoekMeOpButton</text:span></text:p>
          </table:table-cell>
          <table:table-cell table:style-name="Tabel1.A2" office:value-type="string">
            <text:p text:style-name="P14">Nieu<text:span text:style-name="T7">w</text:span>eKlantButton</text:p>
          </table:table-cell>
          <table:table-cell table:style-name="Tabel1.G2" office:value-type="string">
            <text:p text:style-name="P15">BevestigenButton</text:p>
          </table:table-cell>
        </table:table-row>
        <table:table-row>
          <table:table-cell table:style-name="Tabel1.A2" office:value-type="string">
            <text:p text:style-name="P3">Nieuwe klant</text:p>
          </table:table-cell>
          <table:table-cell table:style-name="Tabel1.A2" office:value-type="string">
            <text:p text:style-name="P12">Voorstellingen<text:span text:style-name="T3">L</text:span>ink</text:p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4">Reservatiemandje<text:span text:style-name="T4">Link</text:span></text:p>
          </table:table-cell>
          <table:table-cell table:style-name="Tabel1.A2" office:value-type="string">
            <text:p text:style-name="P5"><text:span text:style-name="T2">Bevestigen reservatiesLink<text:line-break/><text:line-break/>OKButton</text:span></text:p>
          </table:table-cell>
          <table:table-cell table:style-name="Tabel1.A2" office:value-type="string">
            <text:p text:style-name="P6"><text:span text:style-name="T2">OKButton</text:span></text:p>
          </table:table-cell>
          <table:table-cell table:style-name="Tabel1.G2" office:value-type="string">
            <text:p text:style-name="P8"/>
          </table:table-cell>
        </table:table-row>
        <table:table-row>
          <table:table-cell table:style-name="Tabel1.A2" office:value-type="string">
            <text:p text:style-name="P3">Overzicht</text:p>
          </table:table-cell>
          <table:table-cell table:style-name="Tabel1.A2" office:value-type="string">
            <text:p text:style-name="P12">Voorstellingen<text:span text:style-name="T3">L</text:span>ink</text:p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8"/>
          </table:table-cell>
          <table:table-cell table:style-name="Tabel1.A2" office:value-type="string">
            <text:p text:style-name="P8"/>
          </table:table-cell>
          <table:table-cell table:style-name="Tabel1.G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l" fo:country="B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9:55:50.798153719</meta:creation-date>
    <dc:date>2018-01-15T20:39:17.411175623</dc:date>
    <meta:editing-duration>PT39M34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42" meta:character-count="570" meta:non-whitespace-character-count="557"/>
  </office:meta>
</office:document-meta>
</file>